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549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831cm"/>
    </style:style>
    <style:style style:name="co14" style:family="table-column">
      <style:table-column-properties fo:break-before="auto" style:column-width="0.766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0.806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1.515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473cm"/>
    </style:style>
    <style:style style:name="co22" style:family="table-column">
      <style:table-column-properties fo:break-before="auto" style:column-width="0.721cm"/>
    </style:style>
    <style:style style:name="co23" style:family="table-column">
      <style:table-column-properties fo:break-before="auto" style:column-width="1.139cm"/>
    </style:style>
    <style:style style:name="co24" style:family="table-column">
      <style:table-column-properties fo:break-before="auto" style:column-width="1.75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7"/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007.24">
            <text:p>1007,24</text:p>
          </table:table-cell>
          <table:table-cell table:style-name="ce10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1015.37">
            <text:p>1015,37</text:p>
          </table:table-cell>
          <table:table-cell office:value-type="float" office:value="10">
            <text:p>10</text:p>
          </table:table-cell>
          <table:table-cell>
            <draw:frame table:end-cell-address="r104.N19" table:end-x="1.592cm" table:end-y="0.263cm" draw:z-index="0" draw:style-name="gr1" svg:width="12.324cm" svg:height="8.281cm" svg:x="0.655cm" svg:y="0.023cm">
              <draw:object draw:notify-on-update-of-ranges="r104.E3:r104.E12 r104.F3:r104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986.9">
            <text:p>986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988.92">
            <text:p>988,9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002.81">
            <text:p>1002,8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991.19">
            <text:p>991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002.07">
            <text:p>1002,0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993.404">
            <text:p>993,4</text:p>
          </table:table-cell>
          <table:table-cell table:formula="of:=AVERAGE([.G3:.G1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9.50515249746158">
            <text:p>9,51</text:p>
          </table:table-cell>
          <table:table-cell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956826477189701">
            <text:p>0,957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string" table:number-columns-spanned="9" table:number-rows-spanned="1">
            <text:p>RARV²</text:p>
          </table:table-cell>
          <table:covered-table-cell table:number-columns-repeated="3"/>
          <table:covered-table-cell table:style-name="Default"/>
          <table:covered-table-cell table:number-columns-repeated="4"/>
          <table:table-cell>
            <draw:frame table:end-cell-address="r104.O34" table:end-x="1.194cm" table:end-y="0.241cm" draw:z-index="1" draw:style-name="gr1" svg:width="12.067cm" svg:height="6.999cm" svg:x="0.417cm" svg:y="0.362cm">
              <draw:object draw:notify-on-update-of-ranges="r104.B23:r104.B31 r104.B21:r104.B21 r104.F23:r104.F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3559">
            <text:p>3559</text:p>
          </table:table-cell>
          <table:table-cell table:style-name="ce11" office:value-type="float" office:value="26.5">
            <text:p>26,5</text:p>
          </table:table-cell>
          <table:table-cell table:style-name="ce19" office:value-type="float" office:value="26.35">
            <text:p>26,3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8215">
            <text:p>8215</text:p>
          </table:table-cell>
          <table:table-cell table:style-name="ce12" office:value-type="float" office:value="87.57">
            <text:p>87,57</text:p>
          </table:table-cell>
          <table:table-cell table:style-name="ce20" office:value-type="float" office:value="87.65">
            <text:p>87,65</text:p>
          </table:table-cell>
          <table:table-cell table:formula="of:=AVERAGE([.G23];[.H23])" office:value-type="float" office:value="87.61">
            <text:p>87,61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4902">
            <text:p>4902</text:p>
          </table:table-cell>
          <table:table-cell table:style-name="ce13" office:value-type="float" office:value="80.84">
            <text:p>80,84</text:p>
          </table:table-cell>
          <table:table-cell table:style-name="ce21" office:value-type="float" office:value="81.11">
            <text:p>81,11</text:p>
          </table:table-cell>
          <table:table-cell table:formula="of:=AVERAGE([.G24];[.H24])" office:value-type="float" office:value="80.975">
            <text:p>80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5838">
            <text:p>5838</text:p>
          </table:table-cell>
          <table:table-cell table:style-name="ce13" office:value-type="float" office:value="72.7">
            <text:p>72,7</text:p>
          </table:table-cell>
          <table:table-cell table:style-name="ce21" office:value-type="float" office:value="72.78">
            <text:p>72,78</text:p>
          </table:table-cell>
          <table:table-cell table:formula="of:=AVERAGE([.G25];[.H25])" office:value-type="float" office:value="72.74">
            <text:p>72,7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43">
            <text:p>2343</text:p>
          </table:table-cell>
          <table:table-cell table:style-name="ce13" office:value-type="float" office:value="64.02">
            <text:p>64,02</text:p>
          </table:table-cell>
          <table:table-cell table:style-name="ce21" office:value-type="float" office:value="63.94">
            <text:p>63,94</text:p>
          </table:table-cell>
          <table:table-cell table:formula="of:=AVERAGE([.G26];[.H26])" office:value-type="float" office:value="63.98">
            <text:p>63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777">
            <text:p>2777</text:p>
          </table:table-cell>
          <table:table-cell table:style-name="ce13" office:value-type="float" office:value="55.22">
            <text:p>55,22</text:p>
          </table:table-cell>
          <table:table-cell table:style-name="ce21" office:value-type="float" office:value="54.84">
            <text:p>54,84</text:p>
          </table:table-cell>
          <table:table-cell table:formula="of:=AVERAGE([.G27];[.H27])" office:value-type="float" office:value="55.03">
            <text:p>55,0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99">
            <text:p>2399</text:p>
          </table:table-cell>
          <table:table-cell table:style-name="ce13" office:value-type="float" office:value="45.85">
            <text:p>45,85</text:p>
          </table:table-cell>
          <table:table-cell table:style-name="ce21" office:value-type="float" office:value="46.12">
            <text:p>46,12</text:p>
          </table:table-cell>
          <table:table-cell table:formula="of:=AVERAGE([.G28];[.H28])" office:value-type="float" office:value="45.985">
            <text:p>45,99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62">
            <text:p>2362</text:p>
          </table:table-cell>
          <table:table-cell table:style-name="ce13" office:value-type="float" office:value="37.06">
            <text:p>37,06</text:p>
          </table:table-cell>
          <table:table-cell table:style-name="ce21" office:value-type="float" office:value="37.03">
            <text:p>37,03</text:p>
          </table:table-cell>
          <table:table-cell table:formula="of:=AVERAGE([.G29];[.H29])" office:value-type="float" office:value="37.045">
            <text:p>37,0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193">
            <text:p>2193</text:p>
          </table:table-cell>
          <table:table-cell table:style-name="ce13" office:value-type="float" office:value="28.01">
            <text:p>28,01</text:p>
          </table:table-cell>
          <table:table-cell table:style-name="ce21" office:value-type="float" office:value="27.96">
            <text:p>27,96</text:p>
          </table:table-cell>
          <table:table-cell table:formula="of:=AVERAGE([.G30];[.H30])" office:value-type="float" office:value="27.985">
            <text:p>27,99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float" office:value="2199">
            <text:p>2199</text:p>
          </table:table-cell>
          <table:table-cell table:style-name="ce14" office:value-type="float" office:value="18.94">
            <text:p>18,94</text:p>
          </table:table-cell>
          <table:table-cell table:style-name="ce22" office:value-type="float" office:value="18.98">
            <text:p>18,98</text:p>
          </table:table-cell>
          <table:table-cell table:formula="of:=AVERAGE([.G31];[.H31])" office:value-type="float" office:value="18.96">
            <text:p>18,96</text:p>
          </table:table-cell>
          <table:table-cell/>
        </table:table-row>
      </table:table>
      <table:table table:name="rc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629.44">
            <text:p>1629,44</text:p>
          </table:table-cell>
          <table:table-cell table:style-name="ce10" office:value-type="float" office:value="13">
            <text:p>13</text:p>
          </table:table-cell>
          <table:table-cell>
            <draw:frame table:end-cell-address="rc105.M15" table:end-x="0.876cm" table:end-y="0.414cm" draw:z-index="0" draw:style-name="gr1" svg:width="10.15cm" svg:height="7.198cm" svg:x="0.532cm" svg:y="0.252cm">
              <draw:object draw:notify-on-update-of-ranges="rc105.E3:rc105.E12 rc105.F3:rc105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549.13">
            <text:p>1549,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552.05">
            <text:p>1552,0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1552.312">
            <text:p>1552,31</text:p>
          </table:table-cell>
          <table:table-cell table:formula="of:=AVERAGE([.G3:.G12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10.2639356973824">
            <text:p>10,26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661203140694808">
            <text:p>0,661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>
            <draw:frame table:end-cell-address="rc105.N33" table:end-x="2.171cm" table:end-y="0.391cm" draw:z-index="1" draw:style-name="gr1" svg:width="12.218cm" svg:height="6.999cm" svg:x="0.163cm" svg:y="0.513cm">
              <draw:object draw:notify-on-update-of-ranges="rc105.B22:rc105.B30 rc105.F20:rc105.F20 rc105.F22:rc105.F30" xlink:href="./Object 4" xlink:type="simple" xlink:show="embed" xlink:actuate="onLoad"/>
              <draw:image xlink:href="./ObjectReplacements/Object 4" xlink:type="simple" xlink:show="embed" xlink:actuate="onLoad"/>
            </draw:frame>
          </table:covered-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7622">
            <text:p>7622</text:p>
          </table:table-cell>
          <table:table-cell table:style-name="ce11" office:value-type="float" office:value="23">
            <text:p>23</text:p>
          </table:table-cell>
          <table:table-cell table:style-name="ce19" office:value-type="float" office:value="23.07">
            <text:p>23,0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3528">
            <text:p>3528</text:p>
          </table:table-cell>
          <table:table-cell table:style-name="ce12" office:value-type="float" office:value="84.44">
            <text:p>84,44</text:p>
          </table:table-cell>
          <table:table-cell table:style-name="ce20" office:value-type="float" office:value="84.41">
            <text:p>84,41</text:p>
          </table:table-cell>
          <table:table-cell table:formula="of:=AVERAGE([.G22];[.H22])" office:value-type="float" office:value="84.425">
            <text:p>84,4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119">
            <text:p>3119</text:p>
          </table:table-cell>
          <table:table-cell table:style-name="ce13" office:value-type="float" office:value="78.4">
            <text:p>78,4</text:p>
          </table:table-cell>
          <table:table-cell table:style-name="ce21" office:value-type="float" office:value="78.2">
            <text:p>78,2</text:p>
          </table:table-cell>
          <table:table-cell table:formula="of:=AVERAGE([.G23];[.H23])" office:value-type="float" office:value="78.3">
            <text:p>78,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534">
            <text:p>3534</text:p>
          </table:table-cell>
          <table:table-cell table:style-name="ce13" office:value-type="float" office:value="70.86">
            <text:p>70,86</text:p>
          </table:table-cell>
          <table:table-cell table:style-name="ce21" office:value-type="float" office:value="70.74">
            <text:p>70,74</text:p>
          </table:table-cell>
          <table:table-cell table:formula="of:=AVERAGE([.G24];[.H24])" office:value-type="float" office:value="70.8">
            <text:p>70,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4114">
            <text:p>4114</text:p>
          </table:table-cell>
          <table:table-cell table:style-name="ce13" office:value-type="float" office:value="62.19">
            <text:p>62,19</text:p>
          </table:table-cell>
          <table:table-cell table:style-name="ce21" office:value-type="float" office:value="62.24">
            <text:p>62,24</text:p>
          </table:table-cell>
          <table:table-cell table:formula="of:=AVERAGE([.G25];[.H25])" office:value-type="float" office:value="62.215">
            <text:p>62,2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666">
            <text:p>3666</text:p>
          </table:table-cell>
          <table:table-cell table:style-name="ce13" office:value-type="float" office:value="53.43">
            <text:p>53,43</text:p>
          </table:table-cell>
          <table:table-cell table:style-name="ce21" office:value-type="float" office:value="53.48">
            <text:p>53,48</text:p>
          </table:table-cell>
          <table:table-cell table:formula="of:=AVERAGE([.G26];[.H26])" office:value-type="float" office:value="53.455">
            <text:p>53,4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7077">
            <text:p>7077</text:p>
          </table:table-cell>
          <table:table-cell table:style-name="ce13" office:value-type="float" office:value="44.29">
            <text:p>44,29</text:p>
          </table:table-cell>
          <table:table-cell table:style-name="ce21" office:value-type="float" office:value="44.22">
            <text:p>44,22</text:p>
          </table:table-cell>
          <table:table-cell table:formula="of:=AVERAGE([.G27];[.H27])" office:value-type="float" office:value="44.255">
            <text:p>44,2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6642">
            <text:p>6642</text:p>
          </table:table-cell>
          <table:table-cell table:style-name="ce13" office:value-type="float" office:value="34.93">
            <text:p>34,93</text:p>
          </table:table-cell>
          <table:table-cell table:style-name="ce21" office:value-type="float" office:value="34.96">
            <text:p>34,96</text:p>
          </table:table-cell>
          <table:table-cell table:formula="of:=AVERAGE([.G28];[.H28])" office:value-type="float" office:value="34.945">
            <text:p>34,9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4453">
            <text:p>4453</text:p>
          </table:table-cell>
          <table:table-cell table:style-name="ce13" office:value-type="float" office:value="25.63">
            <text:p>25,63</text:p>
          </table:table-cell>
          <table:table-cell table:style-name="ce21" office:value-type="float" office:value="25.69">
            <text:p>25,69</text:p>
          </table:table-cell>
          <table:table-cell table:formula="of:=AVERAGE([.G29];[.H29])" office:value-type="float" office:value="25.66">
            <text:p>25,66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14" office:value-type="float" office:value="112569">
            <text:p>112569</text:p>
          </table:table-cell>
          <table:table-cell table:style-name="ce14" office:value-type="float" office:value="16.03">
            <text:p>16,03</text:p>
          </table:table-cell>
          <table:table-cell table:style-name="ce22" office:value-type="float" office:value="16.11">
            <text:p>16,11</text:p>
          </table:table-cell>
          <table:table-cell table:formula="of:=AVERAGE([.G30];[.H30])" office:value-type="float" office:value="16.07">
            <text:p>16,07</text:p>
          </table:table-cell>
        </table:table-row>
      </table:table>
      <table:table table:name="r1_2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23"/>
        <table:table-column table:style-name="co7" table:default-cell-style-name="ce23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4040.6">
            <text:p>4040,6</text:p>
          </table:table-cell>
          <table:table-cell table:style-name="ce10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4397.78">
            <text:p>4397,78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r1_2_2.L17" table:end-x="1.404cm" table:end-y="0.126cm" draw:z-index="0" draw:style-name="gr1" svg:width="7.112cm" svg:height="6.999cm" svg:x="0.182cm" svg:y="0.163cm">
              <draw:object draw:notify-on-update-of-ranges="r1_2_2.E3:r1_2_2.E12 r1_2_2.F3:r1_2_2.F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1'</text:p>
          </table:table-cell>
          <table:table-cell office:value-type="string">
            <text:p>R2</text:p>
          </table:table-cell>
          <table:table-cell office:value-type="float" office:value="4499.49">
            <text:p>4499,4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4575.01">
            <text:p>4575,0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4503.24">
            <text:p>4503,2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4419.37">
            <text:p>4419,3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4430.87">
            <text:p>4430,8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4401.48">
            <text:p>4401,4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4421.06">
            <text:p>4421,0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4495.21">
            <text:p>4495,2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4538.08">
            <text:p>4538,0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Default" table:formula="of:=AVERAGE([.F3:.F12])" office:value-type="float" office:value="4468.159">
            <text:p>4468,16</text:p>
          </table:table-cell>
          <table:table-cell table:style-name="Default" table:formula="of:=AVERAGE([.G3:.G1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Default" table:formula="of:=STDEVP([.F3:.F12])" office:value-type="float" office:value="58.8545594580404">
            <text:p>58,85</text:p>
          </table:table-cell>
          <table:table-cell table:style-name="Default"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131719930866472">
            <text:p>1,317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3"/>
          <table:covered-table-cell table:style-name="Default"/>
          <table:covered-table-cell table:style-name="Default"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0181">
            <text:p>10181</text:p>
          </table:table-cell>
          <table:table-cell table:style-name="ce11" office:value-type="float" office:value="44.62">
            <text:p>44,62</text:p>
          </table:table-cell>
          <table:table-cell table:style-name="ce19" office:value-type="float" office:value="44.36">
            <text:p>44,36</text:p>
          </table:table-cell>
          <table:table-cell/>
          <table:table-cell>
            <draw:frame table:end-cell-address="r1_2_2.N35" table:end-x="2.215cm" table:end-y="0.131cm" draw:z-index="1" draw:style-name="gr1" svg:width="10.99cm" svg:height="6.741cm" svg:x="0.258cm" svg:y="0.426cm">
              <draw:object draw:notify-on-update-of-ranges="r1_2_2.B22:r1_2_2.B30 r1_2_2.F20:r1_2_2.F20 r1_2_2.F22:r1_2_2.F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19306">
            <text:p>19306</text:p>
          </table:table-cell>
          <table:table-cell table:style-name="ce12" office:value-type="float" office:value="175.12">
            <text:p>175,12</text:p>
          </table:table-cell>
          <table:table-cell table:style-name="ce20"/>
          <table:table-cell table:formula="of:=AVERAGE([.G22];[.H22])" office:value-type="float" office:value="175.12">
            <text:p>175,1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8384">
            <text:p>18384</text:p>
          </table:table-cell>
          <table:table-cell table:style-name="ce13" office:value-type="float" office:value="160.45">
            <text:p>160,45</text:p>
          </table:table-cell>
          <table:table-cell table:style-name="ce21" office:value-type="float" office:value="160.49">
            <text:p>160,49</text:p>
          </table:table-cell>
          <table:table-cell table:formula="of:=AVERAGE([.G23];[.H23])" office:value-type="float" office:value="160.47">
            <text:p>160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5517">
            <text:p>15517</text:p>
          </table:table-cell>
          <table:table-cell table:style-name="ce13" office:value-type="float" office:value="143.06">
            <text:p>143,06</text:p>
          </table:table-cell>
          <table:table-cell table:style-name="ce21" office:value-type="float" office:value="142.97">
            <text:p>142,97</text:p>
          </table:table-cell>
          <table:table-cell table:formula="of:=AVERAGE([.G24];[.H24])" office:value-type="float" office:value="143.015">
            <text:p>143,0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8565">
            <text:p>18565</text:p>
          </table:table-cell>
          <table:table-cell table:style-name="ce13" office:value-type="float" office:value="124.47">
            <text:p>124,47</text:p>
          </table:table-cell>
          <table:table-cell table:style-name="ce21"/>
          <table:table-cell table:formula="of:=AVERAGE([.G25];[.H25])" office:value-type="float" office:value="124.47">
            <text:p>124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988">
            <text:p>13988</text:p>
          </table:table-cell>
          <table:table-cell table:style-name="ce13" office:value-type="float" office:value="105.57">
            <text:p>105,57</text:p>
          </table:table-cell>
          <table:table-cell table:style-name="ce21" office:value-type="float" office:value="105.49">
            <text:p>105,49</text:p>
          </table:table-cell>
          <table:table-cell table:formula="of:=AVERAGE([.G26];[.H26])" office:value-type="float" office:value="105.53">
            <text:p>105,5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169">
            <text:p>13169</text:p>
          </table:table-cell>
          <table:table-cell table:style-name="ce13" office:value-type="float" office:value="86.3">
            <text:p>86,3</text:p>
          </table:table-cell>
          <table:table-cell table:style-name="ce21" office:value-type="float" office:value="86.83">
            <text:p>86,83</text:p>
          </table:table-cell>
          <table:table-cell table:formula="of:=AVERAGE([.G27];[.H27])" office:value-type="float" office:value="86.565">
            <text:p>86,5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840">
            <text:p>12840</text:p>
          </table:table-cell>
          <table:table-cell table:style-name="ce13" office:value-type="float" office:value="67.61">
            <text:p>67,61</text:p>
          </table:table-cell>
          <table:table-cell table:style-name="ce21" office:value-type="float" office:value="67.47">
            <text:p>67,47</text:p>
          </table:table-cell>
          <table:table-cell table:formula="of:=AVERAGE([.G28];[.H28])" office:value-type="float" office:value="67.54">
            <text:p>67,5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095">
            <text:p>13095</text:p>
          </table:table-cell>
          <table:table-cell table:style-name="ce13" office:value-type="float" office:value="48.78">
            <text:p>48,78</text:p>
          </table:table-cell>
          <table:table-cell table:style-name="ce21"/>
          <table:table-cell table:formula="of:=AVERAGE([.G29];[.H29])" office:value-type="float" office:value="48.78">
            <text:p>48,78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14" office:value-type="float" office:value="13911">
            <text:p>13911</text:p>
          </table:table-cell>
          <table:table-cell table:style-name="ce14" office:value-type="float" office:value="27.79">
            <text:p>27,79</text:p>
          </table:table-cell>
          <table:table-cell table:style-name="ce22" office:value-type="float" office:value="30.04">
            <text:p>30,04</text:p>
          </table:table-cell>
          <table:table-cell table:formula="of:=AVERAGE([.G30];[.H30])" office:value-type="float" office:value="28.915">
            <text:p>28,92</text:p>
          </table:table-cell>
          <table:table-cell/>
        </table:table-row>
      </table:table>
      <table:table table:name="r1_4_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1084">
            <text:p>11084</text:p>
          </table:table-cell>
          <table:table-cell table:style-name="ce10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16" office:value-type="string">
            <text:p>R1</text:p>
          </table:table-cell>
          <table:table-cell office:value-type="float" office:value="11073">
            <text:p>11073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6" table:end-x="1.227cm" table:end-y="0.488cm" draw:z-index="0" draw:style-name="gr1" svg:width="7.999cm" svg:height="6.999cm" svg:x="0.002cm" svg:y="0.022cm">
              <draw:object draw:notify-on-update-of-ranges="r1_4_1.E3:r1_4_1.E12 r1_4_1.F3:r1_4_1.F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table:style-name="ce16" office:value-type="string">
            <text:p>R2</text:p>
          </table:table-cell>
          <table:table-cell office:value-type="float" office:value="11024">
            <text:p>110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3</text:p>
          </table:table-cell>
          <table:table-cell office:value-type="float" office:value="10943">
            <text:p>1094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4</text:p>
          </table:table-cell>
          <table:table-cell office:value-type="float" office:value="10970">
            <text:p>109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5</text:p>
          </table:table-cell>
          <table:table-cell office:value-type="float" office:value="10996">
            <text:p>1099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6</text:p>
          </table:table-cell>
          <table:table-cell office:value-type="float" office:value="11064">
            <text:p>1106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7</text:p>
          </table:table-cell>
          <table:table-cell office:value-type="float" office:value="10932">
            <text:p>1093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8</text:p>
          </table:table-cell>
          <table:table-cell office:value-type="float" office:value="11112">
            <text:p>111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9</text:p>
          </table:table-cell>
          <table:table-cell office:value-type="float" office:value="11079">
            <text:p>1107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10</text:p>
          </table:table-cell>
          <table:table-cell office:value-type="float" office:value="11116">
            <text:p>111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11030.9">
            <text:p>11030,9</text:p>
          </table:table-cell>
          <table:table-cell table:formula="of:=AVERAGE([.G3:.G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64.4072200921605">
            <text:p>64,41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583880010626154">
            <text:p>0,584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>
            <draw:frame table:end-cell-address="r1_4_1.N35" table:end-x="0.886cm" table:end-y="0.2cm" draw:z-index="1" draw:style-name="gr1" svg:width="12.143cm" svg:height="6.892cm" svg:x="0.034cm" svg:y="0.428cm">
              <draw:object draw:notify-on-update-of-ranges="r1_4_1.B23:r1_4_1.B31 r1_4_1.F21:r1_4_1.F21 r1_4_1.F23:r1_4_1.F31 r1_4_1.G21:r1_4_1.G21 r1_4_1.I23:r1_4_1.I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table:style-name="ce11" office:value-type="float" office:value="33983">
            <text:p>33983</text:p>
          </table:table-cell>
          <table:table-cell table:style-name="ce11" office:value-type="float" office:value="75.46">
            <text:p>75,46</text:p>
          </table:table-cell>
          <table:table-cell table:style-name="ce19" office:value-type="float" office:value="75.33">
            <text:p>75,33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59033">
            <text:p>59033</text:p>
          </table:table-cell>
          <table:table-cell table:style-name="ce12" office:value-type="float" office:value="348.25">
            <text:p>348,25</text:p>
          </table:table-cell>
          <table:table-cell table:style-name="ce20"/>
          <table:table-cell table:formula="of:=AVERAGE([.G23];[.H23])" office:value-type="float" office:value="348.25">
            <text:p>348,2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49784">
            <text:p>49784</text:p>
          </table:table-cell>
          <table:table-cell table:style-name="ce13" office:value-type="float" office:value="315.25">
            <text:p>315,25</text:p>
          </table:table-cell>
          <table:table-cell table:style-name="ce21" office:value-type="float" office:value="317.36">
            <text:p>317,36</text:p>
          </table:table-cell>
          <table:table-cell table:formula="of:=AVERAGE([.G24];[.H24])" office:value-type="float" office:value="316.305">
            <text:p>316,31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48121">
            <text:p>48121</text:p>
          </table:table-cell>
          <table:table-cell table:style-name="ce13" office:value-type="float" office:value="280.97">
            <text:p>280,97</text:p>
          </table:table-cell>
          <table:table-cell table:style-name="ce21"/>
          <table:table-cell table:formula="of:=AVERAGE([.G25];[.H25])" office:value-type="float" office:value="280.97">
            <text:p>280,97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32795">
            <text:p>32795</text:p>
          </table:table-cell>
          <table:table-cell table:style-name="ce13" office:value-type="float" office:value="244.43">
            <text:p>244,43</text:p>
          </table:table-cell>
          <table:table-cell table:style-name="ce21" office:value-type="float" office:value="244.63">
            <text:p>244,63</text:p>
          </table:table-cell>
          <table:table-cell table:formula="of:=AVERAGE([.G26];[.H26])" office:value-type="float" office:value="244.53">
            <text:p>244,5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34843">
            <text:p>34843</text:p>
          </table:table-cell>
          <table:table-cell table:style-name="ce13" office:value-type="float" office:value="203.54">
            <text:p>203,54</text:p>
          </table:table-cell>
          <table:table-cell table:style-name="ce21" office:value-type="float" office:value="205.63">
            <text:p>205,63</text:p>
          </table:table-cell>
          <table:table-cell table:formula="of:=AVERAGE([.G27];[.H27])" office:value-type="float" office:value="204.585">
            <text:p>204,59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5399">
            <text:p>25399</text:p>
          </table:table-cell>
          <table:table-cell table:style-name="ce13" office:value-type="float" office:value="167.19">
            <text:p>167,19</text:p>
          </table:table-cell>
          <table:table-cell table:style-name="ce21" office:value-type="float" office:value="166.45">
            <text:p>166,45</text:p>
          </table:table-cell>
          <table:table-cell table:formula="of:=AVERAGE([.G28];[.H28])" office:value-type="float" office:value="166.82">
            <text:p>166,8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4011">
            <text:p>24011</text:p>
          </table:table-cell>
          <table:table-cell table:style-name="ce13" office:value-type="float" office:value="128.04">
            <text:p>128,04</text:p>
          </table:table-cell>
          <table:table-cell table:style-name="ce21" office:value-type="float" office:value="127.71">
            <text:p>127,71</text:p>
          </table:table-cell>
          <table:table-cell table:formula="of:=AVERAGE([.G29];[.H29])" office:value-type="float" office:value="127.875">
            <text:p>127,8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4547">
            <text:p>24547</text:p>
          </table:table-cell>
          <table:table-cell table:style-name="ce13" office:value-type="float" office:value="88.08">
            <text:p>88,08</text:p>
          </table:table-cell>
          <table:table-cell table:style-name="ce21" office:value-type="float" office:value="88.89">
            <text:p>88,89</text:p>
          </table:table-cell>
          <table:table-cell table:formula="of:=AVERAGE([.G30];[.H30])" office:value-type="float" office:value="88.485">
            <text:p>88,49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 office:value-type="float" office:value="19815">
            <text:p>19815</text:p>
          </table:table-cell>
          <table:table-cell table:style-name="ce14" office:value-type="float" office:value="48.66">
            <text:p>48,66</text:p>
          </table:table-cell>
          <table:table-cell table:style-name="ce22"/>
          <table:table-cell table:formula="of:=AVERAGE([.G31];[.H31])" office:value-type="float" office:value="48.66">
            <text:p>48,66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4_1.M49" table:end-x="1.916cm" table:end-y="0.475cm" draw:z-index="2" draw:style-name="gr1" svg:width="14.548cm" svg:height="7.634cm" svg:x="0.168cm" svg:y="0.464cm">
              <draw:object draw:notify-on-update-of-ranges="r1_4_1.B36:r1_4_1.B44 r1_4_1.F36:r1_4_1.F4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1'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20" table:formula="of:=AVERAGE(36964)" office:value-type="float" office:value="36964">
            <text:p>36964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22536;35692;18572)"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7558;14150;24749)" office:value-type="float" office:value="15485.6666666667">
            <text:p>1548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7992;17673;13473)" office:value-type="float" office:value="13046">
            <text:p>13046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4597;7040;5930)" office:value-type="float" office:value="5855.66666666667">
            <text:p>585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4595;3806;6064)" office:value-type="float" office:value="4821.66666666667">
            <text:p>4821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6161;4612;3463)" office:value-type="float" office:value="4745.33333333333">
            <text:p>4745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3597;4336;3634)" office:value-type="float" office:value="3855.66666666667">
            <text:p>3855,67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1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22" table:formula="of:=AVERAGE(4810;4640;2617)" office:value-type="float" office:value="4022.33333333333">
            <text:p>4022,33</text:p>
          </table:table-cell>
          <table:table-cell table:number-columns-repeated="3"/>
        </table:table-row>
      </table:table>
      <table:table table:name="r1_6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6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21131.09">
            <text:p>21131,09</text:p>
          </table:table-cell>
          <table:table-cell table:style-name="ce10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/>
          <table:table-cell>
            <draw:frame table:end-cell-address="r1_6_1.M17" table:end-x="0.97cm" table:end-y="0.217cm" draw:z-index="0" draw:style-name="gr1" svg:width="8.8cm" svg:height="7.69cm" svg:x="0.448cm" svg:y="0.066cm">
              <draw:object draw:notify-on-update-of-ranges="r1_6_1.E3:r1_6_1.E12 r1_6_1.F3:r1_6_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23215.31">
            <text:p>23215,3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23644.9">
            <text:p>23644,9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23240.06">
            <text:p>23240,06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23172.04">
            <text:p>23172,04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23703.75">
            <text:p>23703,75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23181.42">
            <text:p>23181,4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23289.63">
            <text:p>23289,6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23011.03">
            <text:p>23011,0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23391.73">
            <text:p>23391,7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23501.62">
            <text:p>23501,6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23335.149">
            <text:p>23335,15</text:p>
          </table:table-cell>
          <table:table-cell table:formula="of:=AVERAGE([.G3:.G12])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210.592484027802">
            <text:p>210,59</text:p>
          </table:table-cell>
          <table:table-cell table:formula="of:=STDEVP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902468992281995">
            <text:p>0,902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6_1.M34" table:end-x="1.632cm" table:end-y="0.474cm" draw:z-index="1" draw:style-name="gr1" svg:width="12.659cm" svg:height="7.514cm" svg:x="1.219cm" svg:y="0.08cm">
              <draw:object draw:notify-on-update-of-ranges="r1_6_1.B22:r1_6_1.B30 r1_6_1.F21:r1_6_1.F21 r1_6_1.F22:r1_6_1.F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1'</text:p>
          </table:table-cell>
          <table:table-cell table:style-name="ce12" table:number-columns-repeated="2"/>
          <table:table-cell table:style-name="ce20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1'</text:p>
          </table:table-cell>
          <table:table-cell table:style-name="ce13" table:number-columns-repeated="2"/>
          <table:table-cell table:style-name="ce21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114047)" office:value-type="float" office:value="114047">
            <text:p>11404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52599;79119;104252)" office:value-type="float" office:value="78656.6666666667">
            <text:p>78656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39937;29389;67483)" office:value-type="float" office:value="45603">
            <text:p>4560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23638;16424;24142)" office:value-type="float" office:value="21401.3333333333">
            <text:p>21401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31223;40302;10778)" office:value-type="float" office:value="27434.3333333333">
            <text:p>27434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1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21865;7183;8419)" office:value-type="float" office:value="12489">
            <text:p>12489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1'</text:p>
          </table:table-cell>
          <table:table-cell table:style-name="ce14"/>
          <table:table-cell table:style-name="ce14" office:value-type="float" office:value="59">
            <text:p>59</text:p>
          </table:table-cell>
          <table:table-cell table:style-name="ce22" table:formula="of:=AVERAGE(8881;7951;11824)" office:value-type="float" office:value="9552">
            <text:p>9552</text:p>
          </table:table-cell>
          <table:table-cell table:number-columns-repeated="3"/>
        </table:table-row>
      </table:table>
      <table:table table:name="r1_10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5" table:default-cell-style-name="ce16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53904.23">
            <text:p>53904,23</text:p>
          </table:table-cell>
          <table:table-cell table:style-name="ce10" office:value-type="float" office:value="100">
            <text:p>100</text:p>
          </table:table-cell>
          <table:table-cell office:value-type="string">
            <text:p>no hace LS</text:p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>
            <draw:frame table:end-cell-address="r1_10_1.L18" table:end-x="2.09cm" table:end-y="0.064cm" draw:z-index="0" draw:style-name="gr1" svg:width="9.723cm" svg:height="7.983cm" svg:x="0.852cm" svg:y="0.122cm">
              <draw:object draw:notify-on-update-of-ranges="r1_10_1.E3:r1_10_1.E12 r1_10_1.F3:r1_10_1.F1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67803.4">
            <text:p>67803,4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69613.5">
            <text:p>69613,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69406.7">
            <text:p>69406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68575.83">
            <text:p>68575,8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69788.47">
            <text:p>69788,4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71072.51">
            <text:p>71072,5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69888.52">
            <text:p>69888,5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68675.7">
            <text:p>68675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68275.06">
            <text:p>68275,0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69264.48">
            <text:p>69264,4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69236.417">
            <text:p>69236,42</text:p>
          </table:table-cell>
          <table:table-cell table:formula="of:=AVERAGE([.G3:.G1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894.524315231845">
            <text:p>894,52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12919852788336">
            <text:p>1,292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² sin LS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>
            <draw:frame table:end-cell-address="r1_10_1.M34" table:end-x="0.058cm" table:end-y="0.238cm" draw:z-index="1" draw:style-name="gr1" svg:width="7.999cm" svg:height="6.999cm" svg:x="0.338cm" svg:y="0.275cm">
              <draw:object draw:notify-on-update-of-ranges="r1_10_1.B22:r1_10_1.B31 r1_10_1.F22:r1_10_1.F3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03">
            <text:p>10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5.09">
            <text:p>175,09</text:p>
          </table:table-cell>
          <table:table-cell table:style-name="ce19" office:value-type="float" office:value="175.89">
            <text:p>175,89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1">
            <text:p>0,1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 office:value-type="float" office:value="96846">
            <text:p>96846</text:p>
          </table:table-cell>
          <table:table-cell table:style-name="ce13" office:value-type="float" office:value="866">
            <text:p>866</text:p>
          </table:table-cell>
          <table:table-cell table:style-name="ce13"/>
          <table:table-cell table:formula="of:=AVERAGE([.G31];[.H31])" office:value-type="float" office:value="60.64">
            <text:p>60,64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 office:value-type="float" office:value="103251">
            <text:p>103251</text:p>
          </table:table-cell>
          <table:table-cell table:style-name="ce13" office:value-type="float" office:value="797.75">
            <text:p>797,75</text:p>
          </table:table-cell>
          <table:table-cell table:style-name="ce13" office:value-type="float" office:value="795.25">
            <text:p>795,25</text:p>
          </table:table-cell>
          <table:table-cell table:formula="of:=AVERAGE([.G30];[.H30])" office:value-type="float" office:value="111.1">
            <text:p>111,1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 office:value-type="float" office:value="57661">
            <text:p>57661</text:p>
          </table:table-cell>
          <table:table-cell table:style-name="ce13" office:value-type="float" office:value="716.25">
            <text:p>716,25</text:p>
          </table:table-cell>
          <table:table-cell table:style-name="ce13" office:value-type="float" office:value="696">
            <text:p>696</text:p>
          </table:table-cell>
          <table:table-cell table:formula="of:=AVERAGE([.G29];[.H29])" office:value-type="float" office:value="206.52">
            <text:p>206,52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 office:value-type="float" office:value="57909">
            <text:p>57909</text:p>
          </table:table-cell>
          <table:table-cell table:style-name="ce13"/>
          <table:table-cell table:style-name="ce13"/>
          <table:table-cell table:formula="of:=AVERAGE([.G28];[.H28])" office:value-type="float" office:value="309.5625">
            <text:p>309,56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4" office:value-type="float" office:value="100">
            <text:p>100</text:p>
          </table:table-cell>
          <table:table-cell table:style-name="ce4" office:value-type="float" office:value="39605">
            <text:p>39605</text:p>
          </table:table-cell>
          <table:table-cell table:style-name="ce13" office:value-type="float" office:value="517">
            <text:p>517</text:p>
          </table:table-cell>
          <table:table-cell table:style-name="ce13" office:value-type="float" office:value="513.71">
            <text:p>513,71</text:p>
          </table:table-cell>
          <table:table-cell table:formula="of:=AVERAGE([.G27];[.H27])" office:value-type="float" office:value="409.75">
            <text:p>409,75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37360">
            <text:p>37360</text:p>
          </table:table-cell>
          <table:table-cell table:style-name="ce13" office:value-type="float" office:value="407.3">
            <text:p>407,3</text:p>
          </table:table-cell>
          <table:table-cell table:style-name="ce13" office:value-type="float" office:value="412.2">
            <text:p>412,2</text:p>
          </table:table-cell>
          <table:table-cell table:formula="of:=AVERAGE([.G26];[.H26])" office:value-type="float" office:value="515.355">
            <text:p>515,36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33719">
            <text:p>33719</text:p>
          </table:table-cell>
          <table:table-cell table:style-name="ce13" office:value-type="float" office:value="311.875">
            <text:p>311,88</text:p>
          </table:table-cell>
          <table:table-cell table:style-name="ce13" office:value-type="float" office:value="307.25">
            <text:p>307,25</text:p>
          </table:table-cell>
          <table:table-cell table:formula="of:=AVERAGE([.G25];[.H25])" office:value-type="float" office:value="0">
            <text:p>#DIV/0!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9884">
            <text:p>9884</text:p>
          </table:table-cell>
          <table:table-cell table:style-name="ce13" office:value-type="float" office:value="206.52">
            <text:p>206,52</text:p>
          </table:table-cell>
          <table:table-cell table:style-name="ce13"/>
          <table:table-cell table:formula="of:=AVERAGE([.G24];[.H24])" office:value-type="float" office:value="706.125">
            <text:p>706,13</text:p>
          </table:table-cell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0.9">
            <text:p>0,9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11405">
            <text:p>11405</text:p>
          </table:table-cell>
          <table:table-cell table:style-name="ce13" office:value-type="float" office:value="111.1">
            <text:p>111,1</text:p>
          </table:table-cell>
          <table:table-cell table:style-name="ce13"/>
          <table:table-cell table:formula="of:=AVERAGE([.G23];[.H23])" office:value-type="float" office:value="796.5">
            <text:p>796,5</text:p>
          </table:table-cell>
        </table:table-row>
        <table:table-row table:style-name="ro1">
          <table:table-cell table:style-name="ce24" office:value-type="float" office:value="1">
            <text:p>1</text:p>
          </table:table-cell>
          <table:table-cell table:style-name="ce24" office:value-type="float" office:value="0.95">
            <text:p>0,95</text:p>
          </table:table-cell>
          <table:table-cell table:style-name="ce24" office:value-type="string">
            <text:p>2'</text:p>
          </table:table-cell>
          <table:table-cell table:style-name="ce24"/>
          <table:table-cell table:style-name="ce24" office:value-type="float" office:value="100">
            <text:p>100</text:p>
          </table:table-cell>
          <table:table-cell table:style-name="ce24" office:value-type="float" office:value="3253">
            <text:p>3253</text:p>
          </table:table-cell>
          <table:table-cell table:style-name="ce24" office:value-type="float" office:value="59.71">
            <text:p>59,71</text:p>
          </table:table-cell>
          <table:table-cell table:style-name="ce24" office:value-type="float" office:value="61.57">
            <text:p>61,57</text:p>
          </table:table-cell>
          <table:table-cell table:formula="of:=AVERAGE([.G22];[.H22])" office:value-type="float" office:value="866">
            <text:p>866</text:p>
          </table:table-cell>
        </table:table-row>
      </table:table>
      <table:table table:name="δ" table:style-name="ta1" table:print="false">
        <table:table-column table:style-name="co23" table:default-cell-style-name="ce25"/>
        <table:table-column table:style-name="co3" table:number-columns-repeated="2" table:default-cell-style-name="ce25"/>
        <table:table-column table:style-name="co10" table:default-cell-style-name="ce25"/>
        <table:table-column table:style-name="co24" table:default-cell-style-name="ce25"/>
        <table:table-column table:style-name="co9" table:default-cell-style-name="Default"/>
        <table:table-row table:style-name="ro2">
          <table:table-cell table:style-name="ce5" office:value-type="string" table:number-columns-spanned="5" table:number-rows-spanned="1">
            <text:p>C129 2'</text:p>
          </table:table-cell>
          <table:covered-table-cell table:number-columns-repeated="4"/>
          <table:table-cell>
            <draw:frame table:end-cell-address="δ.J8" table:end-x="0.624cm" table:end-y="0.568cm" draw:z-index="0" draw:style-name="gr1" svg:width="9.202cm" svg:height="4.468cm" svg:x="0.454cm" svg:y="0.208cm">
              <draw:object draw:notify-on-update-of-ranges="δ.A3:δ.A7 δ.D3:δ.D7 δ.E3:δ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δ.J17" table:end-x="0.642cm" table:end-y="0.552cm" draw:z-index="1" draw:style-name="gr1" svg:width="9.29cm" svg:height="4.697cm" svg:x="0.384cm" svg:y="0.551cm">
              <draw:object draw:notify-on-update-of-ranges="δ.A12:δ.A16 δ.D12:δ.D16 δ.E12:δ.E1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</table:table-row>
        <table:table-row table:style-name="ro2">
          <table:table-cell table:style-name="ce5" office:value-type="string" table:number-columns-spanned="5" table:number-rows-spanned="1">
            <text:p>R125 2'</text:p>
          </table:table-cell>
          <table:covered-table-cell table:number-columns-repeated="4"/>
          <table:table-cell/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 table:number-columns-spanned="5" table:number-rows-spanned="1">
            <text:p>RC122 2'</text:p>
          </table:table-cell>
          <table:covered-table-cell table:number-columns-repeated="4"/>
          <table:table-cell>
            <draw:frame table:end-cell-address="δ.J26" table:end-x="0.512cm" table:end-y="0.23cm" draw:z-index="2" draw:style-name="gr1" svg:width="8.872cm" svg:height="4.278cm" svg:x="0.672cm" svg:y="0.061cm">
              <draw:object draw:notify-on-update-of-ranges="δ.A21:δ.A25 δ.D21:δ.D25 δ.E21:δ.E2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5" office:value-type="string" table:number-columns-spanned="5" table:number-rows-spanned="1">
            <text:p>C104 1'</text:p>
          </table:table-cell>
          <table:covered-table-cell table:number-columns-repeated="4"/>
          <table:table-cell>
            <draw:frame table:end-cell-address="δ.J35" table:end-x="0.271cm" table:end-y="0.097cm" draw:z-index="3" draw:style-name="gr1" svg:width="8.741cm" svg:height="4.652cm" svg:x="0.562cm" svg:y="0.056cm">
              <draw:object draw:notify-on-update-of-ranges="δ.A29:δ.A33 δ.D29:δ.D33 δ.E29:δ.E3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>
            <draw:frame table:end-cell-address="δ.J44" table:end-x="0.161cm" table:end-y="0.491cm" draw:z-index="4" draw:style-name="gr1" svg:width="8.763cm" svg:height="5.133cm" svg:x="0.43cm" svg:y="0.471cm">
              <draw:object draw:notify-on-update-of-ranges="δ.A38:δ.A42 δ.D38:δ.D42 δ.E38:δ.E4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</table:table-row>
        <table:table-row table:style-name="ro2">
          <table:table-cell table:style-name="ce5" office:value-type="string" table:number-columns-spanned="5" table:number-rows-spanned="1">
            <text:p>R103 1'</text:p>
          </table:table-cell>
          <table:covered-table-cell table:number-columns-repeated="4"/>
          <table:table-cell/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ce5" office:value-type="string" table:number-columns-spanned="5" table:number-rows-spanned="1">
            <text:p>RC204 1'</text:p>
          </table:table-cell>
          <table:covered-table-cell table:number-columns-repeated="4"/>
          <table:table-cell/>
        </table:table-row>
        <table:table-row table:style-name="ro2">
          <table:table-cell/>
          <table:table-cell table:style-name="ce26" office:value-type="string">
            <text:p>π</text:p>
          </table:table-cell>
          <table:table-cell table:style-name="ce26" office:value-type="string">
            <text:p>π</text:p>
          </table:table-cell>
          <table:table-cell table:style-name="ce26" office:value-type="string">
            <text:p>L</text:p>
          </table:table-cell>
          <table:table-cell table:style-name="ce26" office:value-type="string">
            <text:p>V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20/02/2010</text:date>, <text:time>16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2-20T16:45:42</dc:date>
    <dc:creator>Andrés Quijano</dc:creator>
    <meta:editing-duration>PT74H00M50S</meta:editing-duration>
    <meta:editing-cycles>552</meta:editing-cycles>
    <meta:generator>OpenOffice.org/3.1$Linux OpenOffice.org_project/310m19$Build-9420</meta:generator>
    <meta:document-statistic meta:table-count="7" meta:cell-count="96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325cm" svg:height="8.282cm" chart:class="chart:radar" chart:style-name="ch1">
        <chart:plot-area chart:style-name="ch2" table:cell-range-address="r104.E3:r104.F12" chart:data-source-has-labels="column" svg:x="0.246cm" svg:y="0.165cm" svg:width="11.833cm" svg:height="7.952cm">
          <chart:axis chart:dimension="x" chart:name="primary-x" chart:style-name="ch3">
            <chart:categories table:cell-range-address="r104.E3:r104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3:r104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3:r104.E12">R1</text:p>
              </table:table-cell>
              <table:table-cell office:value-type="float" office:value="1015.37">
                <text:p text:id="r104.F3:r104.F12">1015.3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2.81">
                <text:p>1002.8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991.19">
                <text:p>991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02.07">
                <text:p>1002.0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988.28">
                <text:p>988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8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203cm" svg:height="4.469cm" chart:class="chart:line" chart:style-name="ch1">
        <chart:plot-area chart:style-name="ch2" table:cell-range-address="δ.A3:δ.A7 δ.D3:δ.E7" chart:data-source-has-labels="column" svg:x="0.184cm" svg:y="0.089cm" svg:width="8.835cm" svg:height="4.291cm">
          <chart:axis chart:dimension="x" chart:name="primary-x" chart:style-name="ch3">
            <chart:categories table:cell-range-address="δ.A3:δ.A7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3:δ.D7" chart:class="chart:line">
            <chart:data-point chart:repeated="5"/>
          </chart:series>
          <chart:series chart:attached-axis="secondary-y" chart:style-name="ch7" chart:values-cell-range-address="δ.E3:δ.E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3:δ.A7">0</text:p>
              </table:table-cell>
              <table:table-cell office:value-type="float" office:value="1.#NAN">
                <text:p text:id="δ.D3:δ.D7">1.#NAN</text:p>
              </table:table-cell>
              <table:table-cell office:value-type="float" office:value="1.#NAN">
                <text:p text:id="δ.E3:δ.E7">1.#NAN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66cm" svg:height="7.515cm" chart:class="chart:line" chart:style-name="ch1">
        <chart:plot-area chart:style-name="ch2" table:cell-range-address="r1_6_1.B22:r1_6_1.B30 r1_6_1.F21:r1_6_1.F30" chart:data-source-has-labels="both" svg:x="0.253cm" svg:y="0.15cm" svg:width="12.154cm" svg:height="7.215cm">
          <chart:axis chart:dimension="x" chart:name="primary-x" chart:style-name="ch3">
            <chart:categories table:cell-range-address="r1_6_1.B22:r1_6_1.B3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2:r1_6_1.F30" chart:label-cell-address="r1_6_1.F21:r1_6_1.F21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6_1.F21:r1_6_1.F21">tMV</text:p>
              </table:table-cell>
            </table:table-row>
          </table:table-header-rows>
          <table:table-rows>
            <table:table-row>
              <table:table-cell office:value-type="string">
                <text:p text:id="r1_6_1.B22:r1_6_1.B30">0,1</text:p>
              </table:table-cell>
              <table:table-cell office:value-type="float" office:value="1.#NAN">
                <text:p text:id="r1_6_1.F22:r1_6_1.F30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14047">
                <text:p>11404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78656.6666666667">
                <text:p>78656.66666666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1401.3333333333">
                <text:p>21401.3333333333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7434.3333333333">
                <text:p>27434.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9552">
                <text:p>9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549cm" svg:height="7.635cm" chart:class="chart:line" chart:style-name="ch1">
        <chart:plot-area chart:style-name="ch2" table:cell-range-address="r1_4_1.B36:r1_4_1.B44 r1_4_1.F36:r1_4_1.F44" chart:data-source-has-labels="column" svg:x="0.29cm" svg:y="0.152cm" svg:width="13.969cm" svg:height="7.331cm">
          <chart:axis chart:dimension="x" chart:name="primary-x" chart:style-name="ch3">
            <chart:categories table:cell-range-address="r1_4_1.B36:r1_4_1.B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6:r1_4_1.F44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B36:r1_4_1.B44">0,1</text:p>
              </table:table-cell>
              <table:table-cell office:value-type="float" office:value="36964">
                <text:p text:id="r1_4_1.F36:r1_4_1.F44">3696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485.6666666667">
                <text:p>15485.666666666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5855.66666666667">
                <text:p>5855.6666666666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3855.66666666667">
                <text:p>3855.66666666667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4022.33333333333">
                <text:p>4022.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8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291cm" svg:height="4.698cm" chart:class="chart:line" chart:style-name="ch1">
        <chart:plot-area chart:style-name="ch2" table:cell-range-address="δ.A12:δ.A16 δ.D12:δ.E16" chart:data-source-has-labels="column" svg:x="0.185cm" svg:y="0.093cm" svg:width="8.921cm" svg:height="4.512cm">
          <chart:axis chart:dimension="x" chart:name="primary-x" chart:style-name="ch3">
            <chart:categories table:cell-range-address="δ.A12:δ.A16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12:δ.D16" chart:class="chart:line">
            <chart:data-point chart:repeated="5"/>
          </chart:series>
          <chart:series chart:attached-axis="secondary-y" chart:style-name="ch7" chart:values-cell-range-address="δ.E12:δ.E1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2:δ.A16">0</text:p>
              </table:table-cell>
              <table:table-cell office:value-type="float" office:value="1.#NAN">
                <text:p text:id="δ.D12:δ.D16">1.#NAN</text:p>
              </table:table-cell>
              <table:table-cell office:value-type="float" office:value="1.#NAN">
                <text:p text:id="δ.E12:δ.E16">1.#NAN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873cm" svg:height="4.279cm" chart:class="chart:line" chart:style-name="ch1">
        <chart:plot-area chart:style-name="ch2" table:cell-range-address="δ.A21:δ.A25 δ.D21:δ.E25" chart:data-source-has-labels="column" svg:x="0.177cm" svg:y="0.085cm" svg:width="8.519cm" svg:height="4.109cm">
          <chart:axis chart:dimension="x" chart:name="primary-x" chart:style-name="ch3">
            <chart:categories table:cell-range-address="δ.A21:δ.A25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21:δ.D25" chart:class="chart:line">
            <chart:data-point chart:repeated="5"/>
          </chart:series>
          <chart:series chart:attached-axis="secondary-y" chart:style-name="ch7" chart:values-cell-range-address="δ.E21:δ.E2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21:δ.A25">0</text:p>
              </table:table-cell>
              <table:table-cell office:value-type="float" office:value="1.#NAN">
                <text:p text:id="δ.D21:δ.D25">1.#NAN</text:p>
              </table:table-cell>
              <table:table-cell office:value-type="float" office:value="1.#NAN">
                <text:p text:id="δ.E21:δ.E25">1.#NAN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742cm" svg:height="4.653cm" chart:class="chart:line" chart:style-name="ch1">
        <chart:plot-area chart:style-name="ch2" table:cell-range-address="δ.A29:δ.A33 δ.D29:δ.E33" chart:data-source-has-labels="column" svg:x="0.174cm" svg:y="0.093cm" svg:width="8.394cm" svg:height="4.467cm">
          <chart:axis chart:dimension="x" chart:name="primary-x" chart:style-name="ch3">
            <chart:categories table:cell-range-address="δ.A29:δ.A33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29:δ.D33" chart:class="chart:line">
            <chart:data-point chart:repeated="5"/>
          </chart:series>
          <chart:series chart:attached-axis="secondary-y" chart:style-name="ch7" chart:values-cell-range-address="δ.E29:δ.E3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29:δ.A33">0</text:p>
              </table:table-cell>
              <table:table-cell office:value-type="float" office:value="1.#NAN">
                <text:p text:id="δ.D29:δ.D33">1.#NAN</text:p>
              </table:table-cell>
              <table:table-cell office:value-type="float" office:value="1.#NAN">
                <text:p text:id="δ.E29:δ.E33">1.#NAN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9.724cm" svg:height="7.984cm" chart:class="chart:radar" chart:style-name="ch1">
        <chart:plot-area chart:style-name="ch2" table:cell-range-address="r1_10_1.E3:r1_10_1.F12" chart:data-source-has-labels="column" svg:x="0.194cm" svg:y="0.159cm" svg:width="9.336cm" svg:height="7.666cm">
          <chart:axis chart:dimension="x" chart:name="primary-x" chart:style-name="ch3">
            <chart:categories table:cell-range-address="r1_10_1.E3:r1_10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10_1.F3:r1_10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10_1.E3:r1_10_1.E12">R1</text:p>
              </table:table-cell>
              <table:table-cell office:value-type="float" office:value="67803.4">
                <text:p text:id="r1_10_1.F3:r1_10_1.F12">67803.4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69613.5">
                <text:p>69613.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69406.7">
                <text:p>69406.7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68575.83">
                <text:p>68575.8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69788.47">
                <text:p>69788.4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71072.51">
                <text:p>71072.5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69888.52">
                <text:p>69888.5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68675.7">
                <text:p>68675.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68275.06">
                <text:p>68275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69264.48">
                <text:p>69264.4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764cm" svg:height="5.134cm" chart:class="chart:line" chart:style-name="ch1">
        <chart:plot-area chart:style-name="ch2" table:cell-range-address="δ.A38:δ.A42 δ.D38:δ.E42" chart:data-source-has-labels="column" svg:x="0.175cm" svg:y="0.102cm" svg:width="8.414cm" svg:height="4.93cm">
          <chart:axis chart:dimension="x" chart:name="primary-x" chart:style-name="ch3">
            <chart:categories table:cell-range-address="δ.A38:δ.A42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38:δ.D42" chart:class="chart:line">
            <chart:data-point chart:repeated="5"/>
          </chart:series>
          <chart:series chart:attached-axis="secondary-y" chart:style-name="ch7" chart:values-cell-range-address="δ.E38:δ.E42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38:δ.A42">0</text:p>
              </table:table-cell>
              <table:table-cell office:value-type="float" office:value="1.#NAN">
                <text:p text:id="δ.D38:δ.D42">1.#NAN</text:p>
              </table:table-cell>
              <table:table-cell office:value-type="float" office:value="1.#NAN">
                <text:p text:id="δ.E38:δ.E42">1.#NAN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51cm" svg:height="7.199cm" chart:class="chart:radar" chart:style-name="ch1">
        <chart:plot-area chart:style-name="ch2" table:cell-range-address="rc105.E3:rc105.F12" chart:data-source-has-labels="column" svg:x="0.203cm" svg:y="0.143cm" svg:width="9.745cm" svg:height="6.913cm">
          <chart:axis chart:dimension="x" chart:name="primary-x" chart:style-name="ch3">
            <chart:categories table:cell-range-address="rc105.E3:rc105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3:rc105.F12" chart:class="chart:radar">
            <chart:data-point chart:repeated="5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3:rc105.E12">R1</text:p>
              </table:table-cell>
              <table:table-cell office:value-type="float" office:value="1542.26">
                <text:p text:id="rc105.F3:rc105.F12">1542.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42.26">
                <text:p>1542.2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9.13">
                <text:p>1549.1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52.05">
                <text:p>1552.05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plot-area chart:style-name="ch2" table:cell-range-address="r1_10_1.B22:r1_10_1.B31 r1_10_1.F22:r1_10_1.F31" chart:data-source-has-labels="column" svg:x="0.16cm" svg:y="0.14cm" svg:width="7.68cm" svg:height="6.72cm">
          <chart:axis chart:dimension="x" chart:name="primary-x" chart:style-name="ch3">
            <chart:categories table:cell-range-address="r1_10_1.B22:r1_10_1.B3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10_1.F22:r1_10_1.F3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10_1.B22:r1_10_1.B31">0,1</text:p>
              </table:table-cell>
              <table:table-cell office:value-type="float" office:value="96846">
                <text:p text:id="r1_10_1.F22:r1_10_1.F31">96846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03251">
                <text:p>103251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57661">
                <text:p>57661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57909">
                <text:p>57909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33719">
                <text:p>33719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1405">
                <text:p>11405</text:p>
              </table:table-cell>
            </table:table-row>
            <table:table-row>
              <table:table-cell office:value-type="string">
                <text:p>0,95</text:p>
              </table:table-cell>
              <table:table-cell office:value-type="float" office:value="3253">
                <text:p>32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068cm" svg:height="7cm" chart:class="chart:line" chart:style-name="ch1">
        <chart:plot-area chart:style-name="ch2" table:cell-range-address="r104.B23:r104.B31 r104.B21:r104.B21 r104.F23:r104.F31" chart:data-source-has-labels="both" svg:x="0.241cm" svg:y="0.14cm" svg:width="11.586cm" svg:height="6.72cm">
          <chart:axis chart:dimension="x" chart:name="primary-x" chart:style-name="ch3">
            <chart:categories table:cell-range-address="r104.B23:r104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04.F23:r104.F31" chart:label-cell-address="r104.B21:r104.B2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04.B21:r104.B21">πv</text:p>
              </table:table-cell>
            </table:table-row>
          </table:table-header-rows>
          <table:table-rows>
            <table:table-row>
              <table:table-cell office:value-type="string">
                <text:p text:id="r104.B23:r104.B31">0,1</text:p>
              </table:table-cell>
              <table:table-cell office:value-type="float" office:value="8215">
                <text:p text:id="r104.F23:r104.F31">821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2199">
                <text:p>21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8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219cm" svg:height="7cm" chart:class="chart:line" chart:style-name="ch1">
        <chart:plot-area chart:style-name="ch2" table:cell-range-address="rc105.B22:rc105.B30 rc105.F20:rc105.F20 rc105.F22:rc105.F30" chart:data-source-has-labels="both" svg:x="0.244cm" svg:y="0.14cm" svg:width="11.731cm" svg:height="6.72cm">
          <chart:axis chart:dimension="x" chart:name="primary-x" chart:style-name="ch3">
            <chart:categories table:cell-range-address="rc105.B22:rc105.B3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c105.F22:rc105.F30" chart:label-cell-address="rc105.F20:rc105.F2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c105.F20:rc105.F20">tMV</text:p>
              </table:table-cell>
            </table:table-row>
          </table:table-header-rows>
          <table:table-rows>
            <table:table-row>
              <table:table-cell office:value-type="string">
                <text:p text:id="rc105.B22:rc105.B30">0,1</text:p>
              </table:table-cell>
              <table:table-cell office:value-type="float" office:value="3528">
                <text:p text:id="rc105.F22:rc105.F30">3528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12569">
                <text:p>1125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113cm" svg:height="7cm" chart:class="chart:radar" chart:style-name="ch1">
        <chart:plot-area chart:style-name="ch2" table:cell-range-address="r1_2_2.E3:r1_2_2.F12" chart:data-source-has-labels="column" svg:x="0.142cm" svg:y="0.14cm" svg:width="6.829cm" svg:height="6.72cm">
          <chart:axis chart:dimension="x" chart:name="primary-x" chart:style-name="ch3">
            <chart:categories table:cell-range-address="r1_2_2.E3:r1_2_2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3:r1_2_2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3:r1_2_2.E12">R1</text:p>
              </table:table-cell>
              <table:table-cell office:value-type="float" office:value="4397.78">
                <text:p text:id="r1_2_2.F3:r1_2_2.F12">4397.78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99.49">
                <text:p>4499.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503.24">
                <text:p>4503.2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419.37">
                <text:p>4419.3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30.87">
                <text:p>4430.8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01.48">
                <text:p>4401.4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421.06">
                <text:p>4421.0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495.21">
                <text:p>4495.21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538.08">
                <text:p>4538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3:r1_4_1.F12" chart:data-source-has-labels="column" svg:x="0.16cm" svg:y="0.14cm" svg:width="7.68cm" svg:height="6.72cm">
          <chart:axis chart:dimension="x" chart:name="primary-x" chart:style-name="ch3">
            <chart:categories table:cell-range-address="r1_4_1.E3:r1_4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:r1_4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3:r1_4_1.E12">R1</text:p>
              </table:table-cell>
              <table:table-cell office:value-type="float" office:value="11073">
                <text:p text:id="r1_4_1.F3:r1_4_1.F12">11073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1116">
                <text:p>11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801cm" svg:height="7.691cm" chart:class="chart:radar" chart:style-name="ch1">
        <chart:plot-area chart:style-name="ch2" table:cell-range-address="r1_6_1.E3:r1_6_1.F12" chart:data-source-has-labels="column" svg:x="0.176cm" svg:y="0.153cm" svg:width="8.449cm" svg:height="7.385cm">
          <chart:axis chart:dimension="x" chart:name="primary-x" chart:style-name="ch3">
            <chart:categories table:cell-range-address="r1_6_1.E3:r1_6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3:r1_6_1.F12" chart:class="chart:radar">
            <chart:data-point chart:style-name="ch6"/>
            <chart:data-point chart:repeated="2"/>
            <chart:data-point chart:style-name="ch6"/>
            <chart:data-point/>
            <chart:data-point chart:style-name="ch6"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3:r1_6_1.E12">R1</text:p>
              </table:table-cell>
              <table:table-cell office:value-type="float" office:value="23215.31">
                <text:p text:id="r1_6_1.F3:r1_6_1.F12">23215.3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644.9">
                <text:p>23644.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240.06">
                <text:p>23240.0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172.04">
                <text:p>23172.0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703.75">
                <text:p>23703.75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3181.42">
                <text:p>23181.4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289.63">
                <text:p>23289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011.03">
                <text:p>23011.03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3391.73">
                <text:p>23391.73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501.62">
                <text:p>23501.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991cm" svg:height="6.742cm" chart:class="chart:line" chart:style-name="ch1">
        <chart:plot-area chart:style-name="ch2" table:cell-range-address="r1_2_2.B22:r1_2_2.B30 r1_2_2.F20:r1_2_2.F20 r1_2_2.F22:r1_2_2.F30" chart:data-source-has-labels="both" svg:x="0.219cm" svg:y="0.134cm" svg:width="10.553cm" svg:height="6.474cm">
          <chart:axis chart:dimension="x" chart:name="primary-x" chart:style-name="ch3">
            <chart:categories table:cell-range-address="r1_2_2.B22:r1_2_2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2_2.F22:r1_2_2.F30" chart:label-cell-address="r1_2_2.F20:r1_2_2.F2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2_2.F20:r1_2_2.F20">tMV</text:p>
              </table:table-cell>
            </table:table-row>
          </table:table-header-rows>
          <table:table-rows>
            <table:table-row>
              <table:table-cell office:value-type="string">
                <text:p text:id="r1_2_2.B22:r1_2_2.B30">0,1</text:p>
              </table:table-cell>
              <table:table-cell office:value-type="float" office:value="19306">
                <text:p text:id="r1_2_2.F22:r1_2_2.F30">19306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8565">
                <text:p>1856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2840">
                <text:p>12840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3095">
                <text:p>1309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3911">
                <text:p>13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44cm" svg:height="6.893cm" chart:class="chart:line" chart:style-name="ch1">
        <chart:plot-area chart:style-name="ch2" table:cell-range-address="r1_4_1.B23:r1_4_1.B31 r1_4_1.F21:r1_4_1.G21 r1_4_1.F23:r1_4_1.F31 r1_4_1.I23:r1_4_1.I31" chart:data-source-has-labels="both" svg:x="0.242cm" svg:y="0.137cm" svg:width="11.66cm" svg:height="6.619cm">
          <chart:axis chart:dimension="x" chart:name="primary-x" chart:style-name="ch3">
            <chart:categories table:cell-range-address="r1_4_1.B23:r1_4_1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4_1.F23:r1_4_1.F31" chart:label-cell-address="r1_4_1.F21:r1_4_1.F21" chart:class="chart:line">
            <chart:data-point chart:repeated="9"/>
          </chart:series>
          <chart:series chart:attached-axis="secondary-y" chart:style-name="ch7" chart:values-cell-range-address="r1_4_1.I23:r1_4_1.I31" chart:label-cell-address="r1_4_1.G21:r1_4_1.G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4_1.F21:r1_4_1.F21">tMV</text:p>
              </table:table-cell>
              <table:table-cell office:value-type="string">
                <text:p text:id="r1_4_1.G21:r1_4_1.G21">PR</text:p>
              </table:table-cell>
            </table:table-row>
          </table:table-header-rows>
          <table:table-rows>
            <table:table-row>
              <table:table-cell office:value-type="string">
                <text:p text:id="r1_4_1.B23:r1_4_1.B31">0,1</text:p>
              </table:table-cell>
              <table:table-cell office:value-type="float" office:value="59033">
                <text:p text:id="r1_4_1.F23:r1_4_1.F31">59033</text:p>
              </table:table-cell>
              <table:table-cell office:value-type="float" office:value="348.25">
                <text:p text:id="r1_4_1.I23:r1_4_1.I31">348.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784">
                <text:p>49784</text:p>
              </table:table-cell>
              <table:table-cell office:value-type="float" office:value="316.305">
                <text:p>316.30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48121">
                <text:p>48121</text:p>
              </table:table-cell>
              <table:table-cell office:value-type="float" office:value="280.97">
                <text:p>280.9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32795">
                <text:p>32795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4843">
                <text:p>34843</text:p>
              </table:table-cell>
              <table:table-cell office:value-type="float" office:value="204.585">
                <text:p>204.58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5399">
                <text:p>25399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4011">
                <text:p>24011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4547">
                <text:p>24547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9815">
                <text:p>19815</text:p>
              </table:table-cell>
              <table:table-cell office:value-type="float" office:value="48.66">
                <text:p>48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